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>
    <style:style style:name="Header" style:family="table-cell" style:display-name="Header">
      <style:text-properties fo:font-weight="bold" fo:font-size="10pt" fo:color="#ffffff"/>
      <style:table-cell-properties fo:background-color="#1a237e"/>
    </style:style>
    <style:style style:name="Title" style:family="table-cell" style:display-name="Title">
      <style:text-properties fo:font-weight="bold" fo:font-size="14pt"/>
    </style:style>
    <style:style style:name="High" style:family="table-cell" style:display-name="High">
      <style:text-properties fo:font-weight="bold" fo:font-size="10pt" fo:color="#c62828"/>
      <style:table-cell-properties fo:background-color="#ffcdd2"/>
    </style:style>
    <style:style style:name="Medium" style:family="table-cell" style:display-name="Medium">
      <style:text-properties fo:font-weight="bold" fo:font-size="10pt" fo:color="#ef6c00"/>
      <style:table-cell-properties fo:background-color="#fff3e0"/>
    </style:style>
    <style:style style:name="Low" style:family="table-cell" style:display-name="Low">
      <style:text-properties fo:font-weight="bold" fo:font-size="10pt" fo:color="#2e7d32"/>
      <style:table-cell-properties fo:background-color="#e8f5e9"/>
    </style:style>
    <style:style style:name="Clean" style:family="table-cell" style:display-name="Clean">
      <style:text-properties fo:font-weight="bold" fo:font-size="10pt" fo:color="#2e7d32"/>
      <style:table-cell-properties fo:background-color="#e8f5e9"/>
    </style:style>
    <style:style style:name="Normal" style:family="table-cell" style:display-name="Normal">
      <style:text-properties fo:font-size="10pt"/>
    </style:style>
    <style:style style:name="Critical" style:family="table-cell" style:display-name="Critical">
      <style:text-properties fo:font-weight="bold" fo:font-size="10pt" fo:color="#7b1fa2"/>
      <style:table-cell-properties fo:background-color="#e1bee7"/>
    </style:style>
  </office:automatic-styles>
  <office:body>
    <office:spreadsheet>
      <table:table table:name="Summary">
        <table:table-row>
          <table:table-cell table:style-name="Title">
            <text:p>Security Assessment Report - Restful Booker API</text:p>
          </table:table-cell>
        </table:table-row>
        <table:table-row>
          <table:table-cell table:style-name="Normal">
            <text:p>Date: 2026-02-26 13:43</text:p>
          </table:table-cell>
        </table:table-row>
        <table:table-row>
          <table:table-cell table:style-name="Normal">
            <text:p>Target: https://restful-booker.herokuapp.com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Header">
            <text:p>Tool</text:p>
          </table:table-cell>
          <table:table-cell table:style-name="Header">
            <text:p>Type</text:p>
          </table:table-cell>
          <table:table-cell table:style-name="Header">
            <text:p>Findings</text:p>
          </table:table-cell>
          <table:table-cell table:style-name="Header">
            <text:p>Status</text:p>
          </table:table-cell>
        </table:table-row>
        <table:table-row>
          <table:table-cell table:style-name="Critical">
            <text:p>Shannon (AI Pentester)</text:p>
          </table:table-cell>
          <table:table-cell table:style-name="Critical">
            <text:p>DAST (Autonomous AI)</text:p>
          </table:table-cell>
          <table:table-cell table:style-name="Critical">
            <text:p>5 vulnerabilities (2 Critical, 1 High, 2 Medium)</text:p>
          </table:table-cell>
          <table:table-cell table:style-name="Critical">
            <text:p>OPEN</text:p>
          </table:table-cell>
        </table:table-row>
        <table:table-row>
          <table:table-cell table:style-name="Clean">
            <text:p>Trivy v0.69.1</text:p>
          </table:table-cell>
          <table:table-cell table:style-name="Clean">
            <text:p>SCA (Dependencies)</text:p>
          </table:table-cell>
          <table:table-cell table:style-name="Clean">
            <text:p>41 CVEs found → All Fixed</text:p>
          </table:table-cell>
          <table:table-cell table:style-name="Clean">
            <text:p>RESOLVED</text:p>
          </table:table-cell>
        </table:table-row>
        <table:table-row>
          <table:table-cell table:style-name="Clean">
            <text:p>Bandit v1.9.4</text:p>
          </table:table-cell>
          <table:table-cell table:style-name="Clean">
            <text:p>SAST (Source Code)</text:p>
          </table:table-cell>
          <table:table-cell table:style-name="Clean">
            <text:p>3 issues found → All Fixed</text:p>
          </table:table-cell>
          <table:table-cell table:style-name="Clean">
            <text:p>RESOLVED</text:p>
          </table:table-cell>
        </table:table-row>
        <table:table-row>
          <table:table-cell table:style-name="Clean">
            <text:p>Gitleaks</text:p>
          </table:table-cell>
          <table:table-cell table:style-name="Clean">
            <text:p>Secret Scanner</text:p>
          </table:table-cell>
          <table:table-cell table:style-name="Clean">
            <text:p>0 leaks in source code</text:p>
          </table:table-cell>
          <table:table-cell table:style-name="Clean">
            <text:p>CLEAN</text:p>
          </table:table-cell>
        </table:table-row>
        <table:table-row>
          <table:table-cell table:style-name="High">
            <text:p>Manual DAST</text:p>
          </table:table-cell>
          <table:table-cell table:style-name="High">
            <text:p>Live API Testing</text:p>
          </table:table-cell>
          <table:table-cell table:style-name="High">
            <text:p>7 vulnerabilities found</text:p>
          </table:table-cell>
          <table:table-cell table:style-name="High">
            <text:p>OPEN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Title">
            <text:p>Overall: 2 CRITICAL | 4 HIGH | 5 MEDIUM | 1 LOW | 1 SAFE</text:p>
          </table:table-cell>
        </table:table-row>
      </table:table>
      <table:table table:name="Trivy - Dependencies">
        <table:table-row>
          <table:table-cell table:style-name="Title">
            <text:p>Trivy Dependency Scan Results (Before Fix)</text:p>
          </table:table-cell>
        </table:table-row>
        <table:table-row>
          <table:table-cell table:style-name="Normal">
            <text:p>Total: 41 vulnerabilities (HIGH: 13, MEDIUM: 25, LOW: 3, CRITICAL: 0)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Header">
            <text:p>Library</text:p>
          </table:table-cell>
          <table:table-cell table:style-name="Header">
            <text:p>CVE</text:p>
          </table:table-cell>
          <table:table-cell table:style-name="Header">
            <text:p>Severity</text:p>
          </table:table-cell>
          <table:table-cell table:style-name="Header">
            <text:p>Installed Version</text:p>
          </table:table-cell>
          <table:table-cell table:style-name="Header">
            <text:p>Fixed Version</text:p>
          </table:table-cell>
          <table:table-cell table:style-name="Header">
            <text:p>Title</text:p>
          </table:table-cell>
        </table:table-row>
        <table:table-row>
          <table:table-cell table:style-name="High">
            <text:p>Brotli</text:p>
          </table:table-cell>
          <table:table-cell table:style-name="High">
            <text:p>CVE-2025-6176</text:p>
          </table:table-cell>
          <table:table-cell table:style-name="High">
            <text:p>HIGH</text:p>
          </table:table-cell>
          <table:table-cell table:style-name="High">
            <text:p>1.1.0</text:p>
          </table:table-cell>
          <table:table-cell table:style-name="High">
            <text:p>1.2.0</text:p>
          </table:table-cell>
          <table:table-cell table:style-name="High">
            <text:p>Python brotli decompression bomb DoS</text:p>
          </table:table-cell>
        </table:table-row>
        <table:table-row>
          <table:table-cell table:style-name="High">
            <text:p>Flask-Cors</text:p>
          </table:table-cell>
          <table:table-cell table:style-name="High">
            <text:p>CVE-2024-6221</text:p>
          </table:table-cell>
          <table:table-cell table:style-name="High">
            <text:p>HIGH</text:p>
          </table:table-cell>
          <table:table-cell table:style-name="High">
            <text:p>4.0.0</text:p>
          </table:table-cell>
          <table:table-cell table:style-name="High">
            <text:p>4.0.2</text:p>
          </table:table-cell>
          <table:table-cell table:style-name="High">
            <text:p>Access-Control bypass vulnerability</text:p>
          </table:table-cell>
        </table:table-row>
        <table:table-row>
          <table:table-cell table:style-name="Medium">
            <text:p>Flask-Cors</text:p>
          </table:table-cell>
          <table:table-cell table:style-name="Medium">
            <text:p>CVE-2024-1681</text:p>
          </table:table-cell>
          <table:table-cell table:style-name="Medium">
            <text:p>MEDIUM</text:p>
          </table:table-cell>
          <table:table-cell table:style-name="Medium">
            <text:p>4.0.0</text:p>
          </table:table-cell>
          <table:table-cell table:style-name="Medium">
            <text:p>4.0.1</text:p>
          </table:table-cell>
          <table:table-cell table:style-name="Medium">
            <text:p>Log injection vulnerability</text:p>
          </table:table-cell>
        </table:table-row>
        <table:table-row>
          <table:table-cell table:style-name="Medium">
            <text:p>Flask-Cors</text:p>
          </table:table-cell>
          <table:table-cell table:style-name="Medium">
            <text:p>CVE-2024-6839</text:p>
          </table:table-cell>
          <table:table-cell table:style-name="Medium">
            <text:p>MEDIUM</text:p>
          </table:table-cell>
          <table:table-cell table:style-name="Medium">
            <text:p>4.0.0</text:p>
          </table:table-cell>
          <table:table-cell table:style-name="Medium">
            <text:p>6.0.0</text:p>
          </table:table-cell>
          <table:table-cell table:style-name="Medium">
            <text:p>Improper regex path matching</text:p>
          </table:table-cell>
        </table:table-row>
        <table:table-row>
          <table:table-cell table:style-name="Medium">
            <text:p>Flask-Cors</text:p>
          </table:table-cell>
          <table:table-cell table:style-name="Medium">
            <text:p>CVE-2024-6844</text:p>
          </table:table-cell>
          <table:table-cell table:style-name="Medium">
            <text:p>MEDIUM</text:p>
          </table:table-cell>
          <table:table-cell table:style-name="Medium">
            <text:p>4.0.0</text:p>
          </table:table-cell>
          <table:table-cell table:style-name="Medium">
            <text:p>6.0.0</text:p>
          </table:table-cell>
          <table:table-cell table:style-name="Medium">
            <text:p>Incorrect CORS header handling</text:p>
          </table:table-cell>
        </table:table-row>
        <table:table-row>
          <table:table-cell table:style-name="Medium">
            <text:p>Flask-Cors</text:p>
          </table:table-cell>
          <table:table-cell table:style-name="Medium">
            <text:p>CVE-2024-6866</text:p>
          </table:table-cell>
          <table:table-cell table:style-name="Medium">
            <text:p>MEDIUM</text:p>
          </table:table-cell>
          <table:table-cell table:style-name="Medium">
            <text:p>4.0.0</text:p>
          </table:table-cell>
          <table:table-cell table:style-name="Medium">
            <text:p>6.0.0</text:p>
          </table:table-cell>
          <table:table-cell table:style-name="Medium">
            <text:p>CORS policy bypass</text:p>
          </table:table-cell>
        </table:table-row>
        <table:table-row>
          <table:table-cell table:style-name="Low">
            <text:p>Flask</text:p>
          </table:table-cell>
          <table:table-cell table:style-name="Low">
            <text:p>CVE-2026-27205</text:p>
          </table:table-cell>
          <table:table-cell table:style-name="Low">
            <text:p>LOW</text:p>
          </table:table-cell>
          <table:table-cell table:style-name="Low">
            <text:p>3.0.2</text:p>
          </table:table-cell>
          <table:table-cell table:style-name="Low">
            <text:p>3.1.3</text:p>
          </table:table-cell>
          <table:table-cell table:style-name="Low">
            <text:p>Information disclosure via session caching</text:p>
          </table:table-cell>
        </table:table-row>
        <table:table-row>
          <table:table-cell table:style-name="Medium">
            <text:p>Jinja2</text:p>
          </table:table-cell>
          <table:table-cell table:style-name="Medium">
            <text:p>CVE-2024-22195</text:p>
          </table:table-cell>
          <table:table-cell table:style-name="Medium">
            <text:p>MEDIUM</text:p>
          </table:table-cell>
          <table:table-cell table:style-name="Medium">
            <text:p>3.1.2</text:p>
          </table:table-cell>
          <table:table-cell table:style-name="Medium">
            <text:p>3.1.3</text:p>
          </table:table-cell>
          <table:table-cell table:style-name="Medium">
            <text:p>HTML attribute injection via xmlattr</text:p>
          </table:table-cell>
        </table:table-row>
        <table:table-row>
          <table:table-cell table:style-name="Medium">
            <text:p>Jinja2</text:p>
          </table:table-cell>
          <table:table-cell table:style-name="Medium">
            <text:p>CVE-2024-34064</text:p>
          </table:table-cell>
          <table:table-cell table:style-name="Medium">
            <text:p>MEDIUM</text:p>
          </table:table-cell>
          <table:table-cell table:style-name="Medium">
            <text:p>3.1.2</text:p>
          </table:table-cell>
          <table:table-cell table:style-name="Medium">
            <text:p>3.1.4</text:p>
          </table:table-cell>
          <table:table-cell table:style-name="Medium">
            <text:p>Non-attribute characters in keys</text:p>
          </table:table-cell>
        </table:table-row>
        <table:table-row>
          <table:table-cell table:style-name="Medium">
            <text:p>Jinja2</text:p>
          </table:table-cell>
          <table:table-cell table:style-name="Medium">
            <text:p>CVE-2024-56201</text:p>
          </table:table-cell>
          <table:table-cell table:style-name="Medium">
            <text:p>MEDIUM</text:p>
          </table:table-cell>
          <table:table-cell table:style-name="Medium">
            <text:p>3.1.2</text:p>
          </table:table-cell>
          <table:table-cell table:style-name="Medium">
            <text:p>3.1.5</text:p>
          </table:table-cell>
          <table:table-cell table:style-name="Medium">
            <text:p>Sandbox breakout via malicious filenames</text:p>
          </table:table-cell>
        </table:table-row>
        <table:table-row>
          <table:table-cell table:style-name="Medium">
            <text:p>Jinja2</text:p>
          </table:table-cell>
          <table:table-cell table:style-name="Medium">
            <text:p>CVE-2024-56326</text:p>
          </table:table-cell>
          <table:table-cell table:style-name="Medium">
            <text:p>MEDIUM</text:p>
          </table:table-cell>
          <table:table-cell table:style-name="Medium">
            <text:p>3.1.2</text:p>
          </table:table-cell>
          <table:table-cell table:style-name="Medium">
            <text:p>3.1.5</text:p>
          </table:table-cell>
          <table:table-cell table:style-name="Medium">
            <text:p>Sandbox breakout via format method</text:p>
          </table:table-cell>
        </table:table-row>
        <table:table-row>
          <table:table-cell table:style-name="Medium">
            <text:p>Jinja2</text:p>
          </table:table-cell>
          <table:table-cell table:style-name="Medium">
            <text:p>CVE-2025-27516</text:p>
          </table:table-cell>
          <table:table-cell table:style-name="Medium">
            <text:p>MEDIUM</text:p>
          </table:table-cell>
          <table:table-cell table:style-name="Medium">
            <text:p>3.1.2</text:p>
          </table:table-cell>
          <table:table-cell table:style-name="Medium">
            <text:p>3.1.6</text:p>
          </table:table-cell>
          <table:table-cell table:style-name="Medium">
            <text:p>Sandbox breakout via attr filter</text:p>
          </table:table-cell>
        </table:table-row>
        <table:table-row>
          <table:table-cell table:style-name="Medium">
            <text:p>PyNaCl</text:p>
          </table:table-cell>
          <table:table-cell table:style-name="Medium">
            <text:p>CVE-2025-69277</text:p>
          </table:table-cell>
          <table:table-cell table:style-name="Medium">
            <text:p>MEDIUM</text:p>
          </table:table-cell>
          <table:table-cell table:style-name="Medium">
            <text:p>1.5.0</text:p>
          </table:table-cell>
          <table:table-cell table:style-name="Medium">
            <text:p>1.6.2</text:p>
          </table:table-cell>
          <table:table-cell table:style-name="Medium">
            <text:p>Improper elliptic curve point validation</text:p>
          </table:table-cell>
        </table:table-row>
        <table:table-row>
          <table:table-cell table:style-name="High">
            <text:p>Werkzeug</text:p>
          </table:table-cell>
          <table:table-cell table:style-name="High">
            <text:p>CVE-2024-34069</text:p>
          </table:table-cell>
          <table:table-cell table:style-name="High">
            <text:p>HIGH</text:p>
          </table:table-cell>
          <table:table-cell table:style-name="High">
            <text:p>3.0.1</text:p>
          </table:table-cell>
          <table:table-cell table:style-name="High">
            <text:p>3.0.3</text:p>
          </table:table-cell>
          <table:table-cell table:style-name="High">
            <text:p>Remote code execution on dev machine</text:p>
          </table:table-cell>
        </table:table-row>
        <table:table-row>
          <table:table-cell table:style-name="Medium">
            <text:p>Werkzeug</text:p>
          </table:table-cell>
          <table:table-cell table:style-name="Medium">
            <text:p>CVE-2024-49766</text:p>
          </table:table-cell>
          <table:table-cell table:style-name="Medium">
            <text:p>MEDIUM</text:p>
          </table:table-cell>
          <table:table-cell table:style-name="Medium">
            <text:p>3.0.1</text:p>
          </table:table-cell>
          <table:table-cell table:style-name="Medium">
            <text:p>3.0.6</text:p>
          </table:table-cell>
          <table:table-cell table:style-name="Medium">
            <text:p>safe_join not safe on Windows</text:p>
          </table:table-cell>
        </table:table-row>
        <table:table-row>
          <table:table-cell table:style-name="Medium">
            <text:p>Werkzeug</text:p>
          </table:table-cell>
          <table:table-cell table:style-name="Medium">
            <text:p>CVE-2024-49767</text:p>
          </table:table-cell>
          <table:table-cell table:style-name="Medium">
            <text:p>MEDIUM</text:p>
          </table:table-cell>
          <table:table-cell table:style-name="Medium">
            <text:p>3.0.1</text:p>
          </table:table-cell>
          <table:table-cell table:style-name="Medium">
            <text:p>3.0.6</text:p>
          </table:table-cell>
          <table:table-cell table:style-name="Medium">
            <text:p>Resource exhaustion in form parsing</text:p>
          </table:table-cell>
        </table:table-row>
        <table:table-row>
          <table:table-cell table:style-name="Medium">
            <text:p>Werkzeug</text:p>
          </table:table-cell>
          <table:table-cell table:style-name="Medium">
            <text:p>CVE-2025-66221</text:p>
          </table:table-cell>
          <table:table-cell table:style-name="Medium">
            <text:p>MEDIUM</text:p>
          </table:table-cell>
          <table:table-cell table:style-name="Medium">
            <text:p>3.0.1</text:p>
          </table:table-cell>
          <table:table-cell table:style-name="Medium">
            <text:p>3.1.4</text:p>
          </table:table-cell>
          <table:table-cell table:style-name="Medium">
            <text:p>DoS via Windows device names</text:p>
          </table:table-cell>
        </table:table-row>
        <table:table-row>
          <table:table-cell table:style-name="Medium">
            <text:p>Werkzeug</text:p>
          </table:table-cell>
          <table:table-cell table:style-name="Medium">
            <text:p>CVE-2026-21860</text:p>
          </table:table-cell>
          <table:table-cell table:style-name="Medium">
            <text:p>MEDIUM</text:p>
          </table:table-cell>
          <table:table-cell table:style-name="Medium">
            <text:p>3.0.1</text:p>
          </table:table-cell>
          <table:table-cell table:style-name="Medium">
            <text:p>3.1.5</text:p>
          </table:table-cell>
          <table:table-cell table:style-name="Medium">
            <text:p>Windows device names with compound extensions</text:p>
          </table:table-cell>
        </table:table-row>
        <table:table-row>
          <table:table-cell table:style-name="Medium">
            <text:p>Werkzeug</text:p>
          </table:table-cell>
          <table:table-cell table:style-name="Medium">
            <text:p>CVE-2026-27199</text:p>
          </table:table-cell>
          <table:table-cell table:style-name="Medium">
            <text:p>MEDIUM</text:p>
          </table:table-cell>
          <table:table-cell table:style-name="Medium">
            <text:p>3.0.1</text:p>
          </table:table-cell>
          <table:table-cell table:style-name="Medium">
            <text:p>3.1.6</text:p>
          </table:table-cell>
          <table:table-cell table:style-name="Medium">
            <text:p>Windows special device names bypass</text:p>
          </table:table-cell>
        </table:table-row>
        <table:table-row>
          <table:table-cell table:style-name="Low">
            <text:p>certifi</text:p>
          </table:table-cell>
          <table:table-cell table:style-name="Low">
            <text:p>CVE-2024-39689</text:p>
          </table:table-cell>
          <table:table-cell table:style-name="Low">
            <text:p>LOW</text:p>
          </table:table-cell>
          <table:table-cell table:style-name="Low">
            <text:p>2023.11.17</text:p>
          </table:table-cell>
          <table:table-cell table:style-name="Low">
            <text:p>2024.7.4</text:p>
          </table:table-cell>
          <table:table-cell table:style-name="Low">
            <text:p>Remove GLOBALTRUST root certificates</text:p>
          </table:table-cell>
        </table:table-row>
        <table:table-row>
          <table:table-cell table:style-name="Low">
            <text:p>configobj</text:p>
          </table:table-cell>
          <table:table-cell table:style-name="Low">
            <text:p>CVE-2023-26112</text:p>
          </table:table-cell>
          <table:table-cell table:style-name="Low">
            <text:p>LOW</text:p>
          </table:table-cell>
          <table:table-cell table:style-name="Low">
            <text:p>5.0.8</text:p>
          </table:table-cell>
          <table:table-cell table:style-name="Low">
            <text:p>5.0.9</text:p>
          </table:table-cell>
          <table:table-cell table:style-name="Low">
            <text:p>Regular expression denial of service</text:p>
          </table:table-cell>
        </table:table-row>
        <table:table-row>
          <table:table-cell table:style-name="High">
            <text:p>cryptography</text:p>
          </table:table-cell>
          <table:table-cell table:style-name="High">
            <text:p>CVE-2023-50782</text:p>
          </table:table-cell>
          <table:table-cell table:style-name="High">
            <text:p>HIGH</text:p>
          </table:table-cell>
          <table:table-cell table:style-name="High">
            <text:p>41.0.7</text:p>
          </table:table-cell>
          <table:table-cell table:style-name="High">
            <text:p>42.0.0</text:p>
          </table:table-cell>
          <table:table-cell table:style-name="High">
            <text:p>RSA Bleichenbacher timing oracle attack</text:p>
          </table:table-cell>
        </table:table-row>
        <table:table-row>
          <table:table-cell table:style-name="High">
            <text:p>cryptography</text:p>
          </table:table-cell>
          <table:table-cell table:style-name="High">
            <text:p>CVE-2024-26130</text:p>
          </table:table-cell>
          <table:table-cell table:style-name="High">
            <text:p>HIGH</text:p>
          </table:table-cell>
          <table:table-cell table:style-name="High">
            <text:p>41.0.7</text:p>
          </table:table-cell>
          <table:table-cell table:style-name="High">
            <text:p>42.0.4</text:p>
          </table:table-cell>
          <table:table-cell table:style-name="High">
            <text:p>NULL pointer dereference</text:p>
          </table:table-cell>
        </table:table-row>
        <table:table-row>
          <table:table-cell table:style-name="High">
            <text:p>cryptography</text:p>
          </table:table-cell>
          <table:table-cell table:style-name="High">
            <text:p>CVE-2026-26007</text:p>
          </table:table-cell>
          <table:table-cell table:style-name="High">
            <text:p>HIGH</text:p>
          </table:table-cell>
          <table:table-cell table:style-name="High">
            <text:p>41.0.7</text:p>
          </table:table-cell>
          <table:table-cell table:style-name="High">
            <text:p>46.0.5</text:p>
          </table:table-cell>
          <table:table-cell table:style-name="High">
            <text:p>Subgroup attack on SECT curves</text:p>
          </table:table-cell>
        </table:table-row>
        <table:table-row>
          <table:table-cell table:style-name="Medium">
            <text:p>cryptography</text:p>
          </table:table-cell>
          <table:table-cell table:style-name="Medium">
            <text:p>CVE-2024-0727</text:p>
          </table:table-cell>
          <table:table-cell table:style-name="Medium">
            <text:p>MEDIUM</text:p>
          </table:table-cell>
          <table:table-cell table:style-name="Medium">
            <text:p>41.0.7</text:p>
          </table:table-cell>
          <table:table-cell table:style-name="Medium">
            <text:p>42.0.2</text:p>
          </table:table-cell>
          <table:table-cell table:style-name="Medium">
            <text:p>OpenSSL denial of service</text:p>
          </table:table-cell>
        </table:table-row>
        <table:table-row>
          <table:table-cell table:style-name="Medium">
            <text:p>cryptography</text:p>
          </table:table-cell>
          <table:table-cell table:style-name="Medium">
            <text:p>GHSA-h4gh-qq45-vh27</text:p>
          </table:table-cell>
          <table:table-cell table:style-name="Medium">
            <text:p>MEDIUM</text:p>
          </table:table-cell>
          <table:table-cell table:style-name="Medium">
            <text:p>41.0.7</text:p>
          </table:table-cell>
          <table:table-cell table:style-name="Medium">
            <text:p>43.0.1</text:p>
          </table:table-cell>
          <table:table-cell table:style-name="Medium">
            <text:p>Vulnerable OpenSSL in wheels</text:p>
          </table:table-cell>
        </table:table-row>
        <table:table-row>
          <table:table-cell table:style-name="Medium">
            <text:p>idna</text:p>
          </table:table-cell>
          <table:table-cell table:style-name="Medium">
            <text:p>CVE-2024-3651</text:p>
          </table:table-cell>
          <table:table-cell table:style-name="Medium">
            <text:p>MEDIUM</text:p>
          </table:table-cell>
          <table:table-cell table:style-name="Medium">
            <text:p>3.6</text:p>
          </table:table-cell>
          <table:table-cell table:style-name="Medium">
            <text:p>3.7</text:p>
          </table:table-cell>
          <table:table-cell table:style-name="Medium">
            <text:p>DoS via crafted inputs to idna.encode()</text:p>
          </table:table-cell>
        </table:table-row>
        <table:table-row>
          <table:table-cell table:style-name="Medium">
            <text:p>locust</text:p>
          </table:table-cell>
          <table:table-cell table:style-name="Medium">
            <text:p>CVE-2020-28364</text:p>
          </table:table-cell>
          <table:table-cell table:style-name="Medium">
            <text:p>MEDIUM</text:p>
          </table:table-cell>
          <table:table-cell table:style-name="Medium">
            <text:p>0.0.0</text:p>
          </table:table-cell>
          <table:table-cell table:style-name="Medium">
            <text:p>1.3.2</text:p>
          </table:table-cell>
          <table:table-cell table:style-name="Medium">
            <text:p>Stored Cross-site Scripting</text:p>
          </table:table-cell>
        </table:table-row>
        <table:table-row>
          <table:table-cell table:style-name="Medium">
            <text:p>paramiko</text:p>
          </table:table-cell>
          <table:table-cell table:style-name="Medium">
            <text:p>CVE-2023-48795</text:p>
          </table:table-cell>
          <table:table-cell table:style-name="Medium">
            <text:p>MEDIUM</text:p>
          </table:table-cell>
          <table:table-cell table:style-name="Medium">
            <text:p>2.12.0</text:p>
          </table:table-cell>
          <table:table-cell table:style-name="Medium">
            <text:p>3.4.0</text:p>
          </table:table-cell>
          <table:table-cell table:style-name="Medium">
            <text:p>SSH prefix truncation attack (Terrapin)</text:p>
          </table:table-cell>
        </table:table-row>
        <table:table-row>
          <table:table-cell table:style-name="High">
            <text:p>pillow</text:p>
          </table:table-cell>
          <table:table-cell table:style-name="High">
            <text:p>CVE-2024-28219</text:p>
          </table:table-cell>
          <table:table-cell table:style-name="High">
            <text:p>HIGH</text:p>
          </table:table-cell>
          <table:table-cell table:style-name="High">
            <text:p>10.2.0</text:p>
          </table:table-cell>
          <table:table-cell table:style-name="High">
            <text:p>10.3.0</text:p>
          </table:table-cell>
          <table:table-cell table:style-name="High">
            <text:p>Buffer overflow in _imagingcms.c</text:p>
          </table:table-cell>
        </table:table-row>
        <table:table-row>
          <table:table-cell table:style-name="Medium">
            <text:p>requests</text:p>
          </table:table-cell>
          <table:table-cell table:style-name="Medium">
            <text:p>CVE-2024-35195</text:p>
          </table:table-cell>
          <table:table-cell table:style-name="Medium">
            <text:p>MEDIUM</text:p>
          </table:table-cell>
          <table:table-cell table:style-name="Medium">
            <text:p>2.31.0</text:p>
          </table:table-cell>
          <table:table-cell table:style-name="Medium">
            <text:p>2.32.0</text:p>
          </table:table-cell>
          <table:table-cell table:style-name="Medium">
            <text:p>Cert verification ignored on same host</text:p>
          </table:table-cell>
        </table:table-row>
        <table:table-row>
          <table:table-cell table:style-name="Medium">
            <text:p>requests</text:p>
          </table:table-cell>
          <table:table-cell table:style-name="Medium">
            <text:p>CVE-2024-47081</text:p>
          </table:table-cell>
          <table:table-cell table:style-name="Medium">
            <text:p>MEDIUM</text:p>
          </table:table-cell>
          <table:table-cell table:style-name="Medium">
            <text:p>2.31.0</text:p>
          </table:table-cell>
          <table:table-cell table:style-name="Medium">
            <text:p>2.32.4</text:p>
          </table:table-cell>
          <table:table-cell table:style-name="Medium">
            <text:p>.netrc credentials leak via malicious URLs</text:p>
          </table:table-cell>
        </table:table-row>
        <table:table-row>
          <table:table-cell table:style-name="High">
            <text:p>setuptools</text:p>
          </table:table-cell>
          <table:table-cell table:style-name="High">
            <text:p>CVE-2024-6345</text:p>
          </table:table-cell>
          <table:table-cell table:style-name="High">
            <text:p>HIGH</text:p>
          </table:table-cell>
          <table:table-cell table:style-name="High">
            <text:p>68.1.2</text:p>
          </table:table-cell>
          <table:table-cell table:style-name="High">
            <text:p>70.0.0</text:p>
          </table:table-cell>
          <table:table-cell table:style-name="High">
            <text:p>RCE via package_index download functions</text:p>
          </table:table-cell>
        </table:table-row>
        <table:table-row>
          <table:table-cell table:style-name="High">
            <text:p>setuptools</text:p>
          </table:table-cell>
          <table:table-cell table:style-name="High">
            <text:p>CVE-2025-47273</text:p>
          </table:table-cell>
          <table:table-cell table:style-name="High">
            <text:p>HIGH</text:p>
          </table:table-cell>
          <table:table-cell table:style-name="High">
            <text:p>68.1.2</text:p>
          </table:table-cell>
          <table:table-cell table:style-name="High">
            <text:p>78.1.1</text:p>
          </table:table-cell>
          <table:table-cell table:style-name="High">
            <text:p>Path traversal in PackageIndex</text:p>
          </table:table-cell>
        </table:table-row>
        <table:table-row>
          <table:table-cell table:style-name="High">
            <text:p>urllib3</text:p>
          </table:table-cell>
          <table:table-cell table:style-name="High">
            <text:p>CVE-2025-66418</text:p>
          </table:table-cell>
          <table:table-cell table:style-name="High">
            <text:p>HIGH</text:p>
          </table:table-cell>
          <table:table-cell table:style-name="High">
            <text:p>2.0.7</text:p>
          </table:table-cell>
          <table:table-cell table:style-name="High">
            <text:p>2.6.0</text:p>
          </table:table-cell>
          <table:table-cell table:style-name="High">
            <text:p>Unbounded decompression chain</text:p>
          </table:table-cell>
        </table:table-row>
        <table:table-row>
          <table:table-cell table:style-name="High">
            <text:p>urllib3</text:p>
          </table:table-cell>
          <table:table-cell table:style-name="High">
            <text:p>CVE-2025-66471</text:p>
          </table:table-cell>
          <table:table-cell table:style-name="High">
            <text:p>HIGH</text:p>
          </table:table-cell>
          <table:table-cell table:style-name="High">
            <text:p>2.0.7</text:p>
          </table:table-cell>
          <table:table-cell table:style-name="High">
            <text:p>2.6.0</text:p>
          </table:table-cell>
          <table:table-cell table:style-name="High">
            <text:p>Compressed data handling issue</text:p>
          </table:table-cell>
        </table:table-row>
        <table:table-row>
          <table:table-cell table:style-name="High">
            <text:p>urllib3</text:p>
          </table:table-cell>
          <table:table-cell table:style-name="High">
            <text:p>CVE-2026-21441</text:p>
          </table:table-cell>
          <table:table-cell table:style-name="High">
            <text:p>HIGH</text:p>
          </table:table-cell>
          <table:table-cell table:style-name="High">
            <text:p>2.0.7</text:p>
          </table:table-cell>
          <table:table-cell table:style-name="High">
            <text:p>2.6.3</text:p>
          </table:table-cell>
          <table:table-cell table:style-name="High">
            <text:p>Decompression-bomb bypass on redirects</text:p>
          </table:table-cell>
        </table:table-row>
        <table:table-row>
          <table:table-cell table:style-name="Medium">
            <text:p>urllib3</text:p>
          </table:table-cell>
          <table:table-cell table:style-name="Medium">
            <text:p>CVE-2024-37891</text:p>
          </table:table-cell>
          <table:table-cell table:style-name="Medium">
            <text:p>MEDIUM</text:p>
          </table:table-cell>
          <table:table-cell table:style-name="Medium">
            <text:p>2.0.7</text:p>
          </table:table-cell>
          <table:table-cell table:style-name="Medium">
            <text:p>2.2.2</text:p>
          </table:table-cell>
          <table:table-cell table:style-name="Medium">
            <text:p>Proxy-auth header leak on redirects</text:p>
          </table:table-cell>
        </table:table-row>
        <table:table-row>
          <table:table-cell table:style-name="Medium">
            <text:p>urllib3</text:p>
          </table:table-cell>
          <table:table-cell table:style-name="Medium">
            <text:p>CVE-2025-50181</text:p>
          </table:table-cell>
          <table:table-cell table:style-name="Medium">
            <text:p>MEDIUM</text:p>
          </table:table-cell>
          <table:table-cell table:style-name="Medium">
            <text:p>2.0.7</text:p>
          </table:table-cell>
          <table:table-cell table:style-name="Medium">
            <text:p>2.5.0</text:p>
          </table:table-cell>
          <table:table-cell table:style-name="Medium">
            <text:p>Redirects not disabled when retries off</text:p>
          </table:table-cell>
        </table:table-row>
        <table:table-row>
          <table:table-cell table:style-name="High">
            <text:p>wheel</text:p>
          </table:table-cell>
          <table:table-cell table:style-name="High">
            <text:p>CVE-2026-24049</text:p>
          </table:table-cell>
          <table:table-cell table:style-name="High">
            <text:p>HIGH</text:p>
          </table:table-cell>
          <table:table-cell table:style-name="High">
            <text:p>0.42.0</text:p>
          </table:table-cell>
          <table:table-cell table:style-name="High">
            <text:p>0.46.2</text:p>
          </table:table-cell>
          <table:table-cell table:style-name="High">
            <text:p>Privilege escalation via malicious wheel</text:p>
          </table:table-cell>
        </table:table-row>
        <table:table-row>
          <table:table-cell table:style-name="Medium">
            <text:p>zipp</text:p>
          </table:table-cell>
          <table:table-cell table:style-name="Medium">
            <text:p>CVE-2024-5569</text:p>
          </table:table-cell>
          <table:table-cell table:style-name="Medium">
            <text:p>MEDIUM</text:p>
          </table:table-cell>
          <table:table-cell table:style-name="Medium">
            <text:p>1.0.0</text:p>
          </table:table-cell>
          <table:table-cell table:style-name="Medium">
            <text:p>3.19.1</text:p>
          </table:table-cell>
          <table:table-cell table:style-name="Medium">
            <text:p>DoS via crafted zip file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Clean">
            <text:p>STATUS: ALL 41 CVEs FIXED — Dependencies upgraded</text:p>
          </table:table-cell>
        </table:table-row>
      </table:table>
      <table:table table:name="Bandit - SAST">
        <table:table-row>
          <table:table-cell table:style-name="Title">
            <text:p>Bandit SAST Scan Results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Header">
            <text:p>File</text:p>
          </table:table-cell>
          <table:table-cell table:style-name="Header">
            <text:p>Line</text:p>
          </table:table-cell>
          <table:table-cell table:style-name="Header">
            <text:p>Issue ID</text:p>
          </table:table-cell>
          <table:table-cell table:style-name="Header">
            <text:p>Severity</text:p>
          </table:table-cell>
          <table:table-cell table:style-name="Header">
            <text:p>CWE</text:p>
          </table:table-cell>
          <table:table-cell table:style-name="Header">
            <text:p>Description</text:p>
          </table:table-cell>
        </table:table-row>
        <table:table-row>
          <table:table-cell table:style-name="Medium">
            <text:p>api/create_booking.py</text:p>
          </table:table-cell>
          <table:table-cell table:style-name="Medium">
            <text:p>8</text:p>
          </table:table-cell>
          <table:table-cell table:style-name="Medium">
            <text:p>B113</text:p>
          </table:table-cell>
          <table:table-cell table:style-name="Medium">
            <text:p>MEDIUM</text:p>
          </table:table-cell>
          <table:table-cell table:style-name="Medium">
            <text:p>CWE-400</text:p>
          </table:table-cell>
          <table:table-cell table:style-name="Medium">
            <text:p>requests.post() without timeout</text:p>
          </table:table-cell>
        </table:table-row>
        <table:table-row>
          <table:table-cell table:style-name="Medium">
            <text:p>api/get_all_bookings.py</text:p>
          </table:table-cell>
          <table:table-cell table:style-name="Medium">
            <text:p>8</text:p>
          </table:table-cell>
          <table:table-cell table:style-name="Medium">
            <text:p>B113</text:p>
          </table:table-cell>
          <table:table-cell table:style-name="Medium">
            <text:p>MEDIUM</text:p>
          </table:table-cell>
          <table:table-cell table:style-name="Medium">
            <text:p>CWE-400</text:p>
          </table:table-cell>
          <table:table-cell table:style-name="Medium">
            <text:p>requests.get() without timeout</text:p>
          </table:table-cell>
        </table:table-row>
        <table:table-row>
          <table:table-cell table:style-name="Medium">
            <text:p>api/get_booking_by_id.py</text:p>
          </table:table-cell>
          <table:table-cell table:style-name="Medium">
            <text:p>8</text:p>
          </table:table-cell>
          <table:table-cell table:style-name="Medium">
            <text:p>B113</text:p>
          </table:table-cell>
          <table:table-cell table:style-name="Medium">
            <text:p>MEDIUM</text:p>
          </table:table-cell>
          <table:table-cell table:style-name="Medium">
            <text:p>CWE-400</text:p>
          </table:table-cell>
          <table:table-cell table:style-name="Medium">
            <text:p>requests.get() without timeout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Clean">
            <text:p>STATUS: ALL 3 ISSUES FIXED — timeout=30 added to all requests</text:p>
          </table:table-cell>
        </table:table-row>
      </table:table>
      <table:table table:name="Gitleaks - Secrets">
        <table:table-row>
          <table:table-cell table:style-name="Title">
            <text:p>Gitleaks Secret Scan Results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Header">
            <text:p>Scope</text:p>
          </table:table-cell>
          <table:table-cell table:style-name="Header">
            <text:p>Leaks Found</text:p>
          </table:table-cell>
          <table:table-cell table:style-name="Header">
            <text:p>Status</text:p>
          </table:table-cell>
        </table:table-row>
        <table:table-row>
          <table:table-cell table:style-name="Clean">
            <text:p>api/</text:p>
          </table:table-cell>
          <table:table-cell table:style-name="Clean">
            <text:p>0</text:p>
          </table:table-cell>
          <table:table-cell table:style-name="Clean">
            <text:p>CLEAN</text:p>
          </table:table-cell>
        </table:table-row>
        <table:table-row>
          <table:table-cell table:style-name="Clean">
            <text:p>config/</text:p>
          </table:table-cell>
          <table:table-cell table:style-name="Clean">
            <text:p>0</text:p>
          </table:table-cell>
          <table:table-cell table:style-name="Clean">
            <text:p>CLEAN</text:p>
          </table:table-cell>
        </table:table-row>
        <table:table-row>
          <table:table-cell table:style-name="Clean">
            <text:p>main.py</text:p>
          </table:table-cell>
          <table:table-cell table:style-name="Clean">
            <text:p>0</text:p>
          </table:table-cell>
          <table:table-cell table:style-name="Clean">
            <text:p>CLEAN</text:p>
          </table:table-cell>
        </table:table-row>
        <table:table-row>
          <table:table-cell table:style-name="Normal">
            <text:p>venv/ (third-party)</text:p>
          </table:table-cell>
          <table:table-cell table:style-name="Normal">
            <text:p>12 false positives</text:p>
          </table:table-cell>
          <table:table-cell table:style-name="Normal">
            <text:p>IGNORED — Library code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Clean">
            <text:p>STATUS: NO SECRETS LEAKED IN SOURCE CODE</text:p>
          </table:table-cell>
        </table:table-row>
      </table:table>
      <table:table table:name="DAST - Live API">
        <table:table-row>
          <table:table-cell table:style-name="Title">
            <text:p>Manual DAST Scan Results — Live API Testing</text:p>
          </table:table-cell>
        </table:table-row>
        <table:table-row>
          <table:table-cell table:style-name="Normal">
            <text:p>Target: https://restful-booker.herokuapp.com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Header">
            <text:p>#</text:p>
          </table:table-cell>
          <table:table-cell table:style-name="Header">
            <text:p>Finding</text:p>
          </table:table-cell>
          <table:table-cell table:style-name="Header">
            <text:p>Severity</text:p>
          </table:table-cell>
          <table:table-cell table:style-name="Header">
            <text:p>API Endpoint</text:p>
          </table:table-cell>
          <table:table-cell table:style-name="Header">
            <text:p>Description</text:p>
          </table:table-cell>
          <table:table-cell table:style-name="Header">
            <text:p>Status</text:p>
          </table:table-cell>
        </table:table-row>
        <table:table-row>
          <table:table-cell table:style-name="High">
            <text:p>1</text:p>
          </table:table-cell>
          <table:table-cell table:style-name="High">
            <text:p>Stored XSS</text:p>
          </table:table-cell>
          <table:table-cell table:style-name="High">
            <text:p>HIGH</text:p>
          </table:table-cell>
          <table:table-cell table:style-name="High">
            <text:p>POST /booking</text:p>
          </table:table-cell>
          <table:table-cell table:style-name="High">
            <text:p>&lt;script&gt;alert(1)&lt;/script&gt; accepted and stored without sanitization</text:p>
          </table:table-cell>
          <table:table-cell table:style-name="High">
            <text:p>OPEN</text:p>
          </table:table-cell>
        </table:table-row>
        <table:table-row>
          <table:table-cell table:style-name="High">
            <text:p>2</text:p>
          </table:table-cell>
          <table:table-cell table:style-name="High">
            <text:p>No Authentication Required</text:p>
          </table:table-cell>
          <table:table-cell table:style-name="High">
            <text:p>HIGH</text:p>
          </table:table-cell>
          <table:table-cell table:style-name="High">
            <text:p>POST /booking</text:p>
          </table:table-cell>
          <table:table-cell table:style-name="High">
            <text:p>Bookings created without any auth token/API key</text:p>
          </table:table-cell>
          <table:table-cell table:style-name="High">
            <text:p>OPEN</text:p>
          </table:table-cell>
        </table:table-row>
        <table:table-row>
          <table:table-cell table:style-name="High">
            <text:p>3</text:p>
          </table:table-cell>
          <table:table-cell table:style-name="High">
            <text:p>IDOR</text:p>
          </table:table-cell>
          <table:table-cell table:style-name="High">
            <text:p>HIGH</text:p>
          </table:table-cell>
          <table:table-cell table:style-name="High">
            <text:p>GET /booking/{id}</text:p>
          </table:table-cell>
          <table:table-cell table:style-name="High">
            <text:p>Any booking accessible by iterating IDs without authorization</text:p>
          </table:table-cell>
          <table:table-cell table:style-name="High">
            <text:p>OPEN</text:p>
          </table:table-cell>
        </table:table-row>
        <table:table-row>
          <table:table-cell table:style-name="Medium">
            <text:p>4</text:p>
          </table:table-cell>
          <table:table-cell table:style-name="Medium">
            <text:p>Missing Security Headers</text:p>
          </table:table-cell>
          <table:table-cell table:style-name="Medium">
            <text:p>MEDIUM</text:p>
          </table:table-cell>
          <table:table-cell table:style-name="Medium">
            <text:p>All APIs</text:p>
          </table:table-cell>
          <table:table-cell table:style-name="Medium">
            <text:p>Missing: X-Content-Type-Options, X-Frame-Options, HSTS, CSP, X-XSS-Protection</text:p>
          </table:table-cell>
          <table:table-cell table:style-name="Medium">
            <text:p>OPEN</text:p>
          </table:table-cell>
        </table:table-row>
        <table:table-row>
          <table:table-cell table:style-name="Medium">
            <text:p>5</text:p>
          </table:table-cell>
          <table:table-cell table:style-name="Medium">
            <text:p>No Input Validation</text:p>
          </table:table-cell>
          <table:table-cell table:style-name="Medium">
            <text:p>MEDIUM</text:p>
          </table:table-cell>
          <table:table-cell table:style-name="Medium">
            <text:p>POST /booking</text:p>
          </table:table-cell>
          <table:table-cell table:style-name="Medium">
            <text:p>SQL injection payloads accepted: ' OR 1=1 --</text:p>
          </table:table-cell>
          <table:table-cell table:style-name="Medium">
            <text:p>OPEN</text:p>
          </table:table-cell>
        </table:table-row>
        <table:table-row>
          <table:table-cell table:style-name="Medium">
            <text:p>6</text:p>
          </table:table-cell>
          <table:table-cell table:style-name="Medium">
            <text:p>No Rate Limiting</text:p>
          </table:table-cell>
          <table:table-cell table:style-name="Medium">
            <text:p>MEDIUM</text:p>
          </table:table-cell>
          <table:table-cell table:style-name="Medium">
            <text:p>All APIs</text:p>
          </table:table-cell>
          <table:table-cell table:style-name="Medium">
            <text:p>10+ rapid requests all return HTTP 200, no throttling</text:p>
          </table:table-cell>
          <table:table-cell table:style-name="Medium">
            <text:p>OPEN</text:p>
          </table:table-cell>
        </table:table-row>
        <table:table-row>
          <table:table-cell table:style-name="Low">
            <text:p>7</text:p>
          </table:table-cell>
          <table:table-cell table:style-name="Low">
            <text:p>Server Technology Exposed</text:p>
          </table:table-cell>
          <table:table-cell table:style-name="Low">
            <text:p>LOW</text:p>
          </table:table-cell>
          <table:table-cell table:style-name="Low">
            <text:p>All APIs</text:p>
          </table:table-cell>
          <table:table-cell table:style-name="Low">
            <text:p>X-Powered-By: Express header reveals server framework</text:p>
          </table:table-cell>
          <table:table-cell table:style-name="Low">
            <text:p>OPEN</text:p>
          </table:table-cell>
        </table:table-row>
        <table:table-row>
          <table:table-cell table:style-name="Clean">
            <text:p>8</text:p>
          </table:table-cell>
          <table:table-cell table:style-name="Clean">
            <text:p>Path Traversal</text:p>
          </table:table-cell>
          <table:table-cell table:style-name="Clean">
            <text:p>SAFE</text:p>
          </table:table-cell>
          <table:table-cell table:style-name="Clean">
            <text:p>GET /booking/{id}</text:p>
          </table:table-cell>
          <table:table-cell table:style-name="Clean">
            <text:p>/../../../etc/passwd returns 404 — properly handled</text:p>
          </table:table-cell>
          <table:table-cell table:style-name="Clean">
            <text:p>SAFE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High">
            <text:p>STATUS: 7 OPEN VULNERABILITIES — Server-side fixes required</text:p>
          </table:table-cell>
        </table:table-row>
      </table:table>
      <table:table table:name="Shannon - AI Pentester">
        <table:table-row>
          <table:table-cell table:style-name="Title">
            <text:p>Shannon Autonomous AI Pentester — Security Assessment</text:p>
          </table:table-cell>
        </table:table-row>
        <table:table-row>
          <table:table-cell table:style-name="Normal">
            <text:p>Assessment Date: 2026-02-20</text:p>
          </table:table-cell>
        </table:table-row>
        <table:table-row>
          <table:table-cell table:style-name="Normal">
            <text:p>Assessment Type: Autonomous AI Penetration Testing</text:p>
          </table:table-cell>
        </table:table-row>
        <table:table-row>
          <table:table-cell table:style-name="Normal">
            <text:p>Target: https://restful-booker.herokuapp.com</text:p>
          </table:table-cell>
        </table:table-row>
        <table:table-row>
          <table:table-cell table:style-name="Normal">
            <text:p>Tool: Shannon (https://github.com/KeygraphHQ/shannon)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Title">
            <text:p>VULNERABILITY SUMMARY</text:p>
          </table:table-cell>
        </table:table-row>
        <table:table-row>
          <table:table-cell table:style-name="Header">
            <text:p>Metric</text:p>
          </table:table-cell>
          <table:table-cell table:style-name="Header">
            <text:p>Value</text:p>
          </table:table-cell>
        </table:table-row>
        <table:table-row>
          <table:table-cell table:style-name="Normal">
            <text:p>Total Vulnerabilities</text:p>
          </table:table-cell>
          <table:table-cell table:style-name="Normal">
            <text:p>5</text:p>
          </table:table-cell>
        </table:table-row>
        <table:table-row>
          <table:table-cell table:style-name="Critical">
            <text:p>Critical Issues</text:p>
          </table:table-cell>
          <table:table-cell table:style-name="Critical">
            <text:p>2</text:p>
          </table:table-cell>
        </table:table-row>
        <table:table-row>
          <table:table-cell table:style-name="High">
            <text:p>High Severity Issues</text:p>
          </table:table-cell>
          <table:table-cell table:style-name="High">
            <text:p>1</text:p>
          </table:table-cell>
        </table:table-row>
        <table:table-row>
          <table:table-cell table:style-name="Medium">
            <text:p>Medium Severity Issues</text:p>
          </table:table-cell>
          <table:table-cell table:style-name="Medium">
            <text:p>2</text:p>
          </table:table-cell>
        </table:table-row>
        <table:table-row>
          <table:table-cell table:style-name="Critical">
            <text:p>Status</text:p>
          </table:table-cell>
          <table:table-cell table:style-name="Critical">
            <text:p>VULNERABLE - ACTION REQUIRED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Title">
            <text:p>DETAILED VULNERABILITY FINDINGS</text:p>
          </table:table-cell>
        </table:table-row>
        <table:table-row>
          <table:table-cell table:style-name="Header">
            <text:p>#</text:p>
          </table:table-cell>
          <table:table-cell table:style-name="Header">
            <text:p>Vulnerability</text:p>
          </table:table-cell>
          <table:table-cell table:style-name="Header">
            <text:p>Severity</text:p>
          </table:table-cell>
          <table:table-cell table:style-name="Header">
            <text:p>Status</text:p>
          </table:table-cell>
          <table:table-cell table:style-name="Header">
            <text:p>CWE</text:p>
          </table:table-cell>
          <table:table-cell table:style-name="Header">
            <text:p>CVSS Score</text:p>
          </table:table-cell>
          <table:table-cell table:style-name="Header">
            <text:p>Verified</text:p>
          </table:table-cell>
          <table:table-cell table:style-name="Header">
            <text:p>Remarks</text:p>
          </table:table-cell>
        </table:table-row>
        <table:table-row>
          <table:table-cell table:style-name="Critical">
            <text:p>1</text:p>
          </table:table-cell>
          <table:table-cell table:style-name="Critical">
            <text:p>SQL Injection - checkin/checkout Parameters</text:p>
          </table:table-cell>
          <table:table-cell table:style-name="Critical">
            <text:p>CRITICAL</text:p>
          </table:table-cell>
          <table:table-cell table:style-name="Critical">
            <text:p>CONFIRMED VULNERABLE</text:p>
          </table:table-cell>
          <table:table-cell table:style-name="Critical">
            <text:p>CWE-89</text:p>
          </table:table-cell>
          <table:table-cell table:style-name="Critical">
            <text:p>9.8</text:p>
          </table:table-cell>
          <table:table-cell table:style-name="Critical">
            <text:p>YES</text:p>
          </table:table-cell>
          <table:table-cell table:style-name="Critical">
            <text:p>Payload: ' OR '1'='1 returns manipulated data</text:p>
          </table:table-cell>
        </table:table-row>
        <table:table-row>
          <table:table-cell table:style-name="High">
            <text:p>2</text:p>
          </table:table-cell>
          <table:table-cell table:style-name="High">
            <text:p>Stored XSS - firstname, lastname, additionalneeds</text:p>
          </table:table-cell>
          <table:table-cell table:style-name="High">
            <text:p>HIGH</text:p>
          </table:table-cell>
          <table:table-cell table:style-name="High">
            <text:p>CONFIRMED VULNERABLE</text:p>
          </table:table-cell>
          <table:table-cell table:style-name="High">
            <text:p>CWE-79</text:p>
          </table:table-cell>
          <table:table-cell table:style-name="High">
            <text:p>6.1</text:p>
          </table:table-cell>
          <table:table-cell table:style-name="High">
            <text:p>YES</text:p>
          </table:table-cell>
          <table:table-cell table:style-name="High">
            <text:p>Payloads stored verbatim in database</text:p>
          </table:table-cell>
        </table:table-row>
        <table:table-row>
          <table:table-cell table:style-name="Medium">
            <text:p>3</text:p>
          </table:table-cell>
          <table:table-cell table:style-name="Medium">
            <text:p>Weak Input Validation</text:p>
          </table:table-cell>
          <table:table-cell table:style-name="Medium">
            <text:p>MEDIUM</text:p>
          </table:table-cell>
          <table:table-cell table:style-name="Medium">
            <text:p>CONFIRMED VULNERABLE</text:p>
          </table:table-cell>
          <table:table-cell table:style-name="Medium">
            <text:p>CWE-20</text:p>
          </table:table-cell>
          <table:table-cell table:style-name="Medium">
            <text:p>5.3</text:p>
          </table:table-cell>
          <table:table-cell table:style-name="Medium">
            <text:p>YES</text:p>
          </table:table-cell>
          <table:table-cell table:style-name="Medium">
            <text:p>Accepts negative prices, invalid dates, long strings</text:p>
          </table:table-cell>
        </table:table-row>
        <table:table-row>
          <table:table-cell table:style-name="Medium">
            <text:p>4</text:p>
          </table:table-cell>
          <table:table-cell table:style-name="Medium">
            <text:p>Information Disclosure</text:p>
          </table:table-cell>
          <table:table-cell table:style-name="Medium">
            <text:p>MEDIUM</text:p>
          </table:table-cell>
          <table:table-cell table:style-name="Medium">
            <text:p>CONFIRMED VULNERABLE</text:p>
          </table:table-cell>
          <table:table-cell table:style-name="Medium">
            <text:p>CWE-200</text:p>
          </table:table-cell>
          <table:table-cell table:style-name="Medium">
            <text:p>5.3</text:p>
          </table:table-cell>
          <table:table-cell table:style-name="Medium">
            <text:p>YES</text:p>
          </table:table-cell>
          <table:table-cell table:style-name="Medium">
            <text:p>Guest info, prices exposed to all authenticated users</text:p>
          </table:table-cell>
        </table:table-row>
        <table:table-row>
          <table:table-cell table:style-name="Critical">
            <text:p>5</text:p>
          </table:table-cell>
          <table:table-cell table:style-name="Critical">
            <text:p>Horizontal Privilege Escalation (IDOR)</text:p>
          </table:table-cell>
          <table:table-cell table:style-name="Critical">
            <text:p>CRITICAL</text:p>
          </table:table-cell>
          <table:table-cell table:style-name="Critical">
            <text:p>NOT VULNERABLE</text:p>
          </table:table-cell>
          <table:table-cell table:style-name="Critical">
            <text:p>CWE-639</text:p>
          </table:table-cell>
          <table:table-cell table:style-name="Critical">
            <text:p>7.5</text:p>
          </table:table-cell>
          <table:table-cell table:style-name="Critical">
            <text:p>NO</text:p>
          </table:table-cell>
          <table:table-cell table:style-name="Critical">
            <text:p>Authorization checks appear to be working correctly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Title">
            <text:p>MANUAL VERIFICATION TEST RESULTS</text:p>
          </table:table-cell>
        </table:table-row>
        <table:table-row>
          <table:table-cell table:style-name="Header">
            <text:p>Test Name</text:p>
          </table:table-cell>
          <table:table-cell table:style-name="Header">
            <text:p>Tool Used</text:p>
          </table:table-cell>
          <table:table-cell table:style-name="Header">
            <text:p>Payload/Method</text:p>
          </table:table-cell>
          <table:table-cell table:style-name="Header">
            <text:p>Expected Result</text:p>
          </table:table-cell>
          <table:table-cell table:style-name="Header">
            <text:p>Actual Result</text:p>
          </table:table-cell>
          <table:table-cell table:style-name="Header">
            <text:p>Vulnerable?</text:p>
          </table:table-cell>
          <table:table-cell table:style-name="Header">
            <text:p>Evidence</text:p>
          </table:table-cell>
          <table:table-cell table:style-name="Header">
            <text:p>Recommendation</text:p>
          </table:table-cell>
        </table:table-row>
        <table:table-row>
          <table:table-cell table:style-name="High">
            <text:p>SQL Injection - OR True</text:p>
          </table:table-cell>
          <table:table-cell table:style-name="High">
            <text:p>curl/Python</text:p>
          </table:table-cell>
          <table:table-cell table:style-name="High">
            <text:p>?checkin=' OR '1'='1</text:p>
          </table:table-cell>
          <table:table-cell table:style-name="High">
            <text:p>Empty or normal results</text:p>
          </table:table-cell>
          <table:table-cell table:style-name="High">
            <text:p>Returns manipulated booking data</text:p>
          </table:table-cell>
          <table:table-cell table:style-name="High">
            <text:p>YES</text:p>
          </table:table-cell>
          <table:table-cell table:style-name="High">
            <text:p>HTTP 200, data count differs from baseline</text:p>
          </table:table-cell>
          <table:table-cell table:style-name="High">
            <text:p>Use parameterized queries immediately</text:p>
          </table:table-cell>
        </table:table-row>
        <table:table-row>
          <table:table-cell table:style-name="High">
            <text:p>SQL Injection - AND True/False</text:p>
          </table:table-cell>
          <table:table-cell table:style-name="High">
            <text:p>curl/Python</text:p>
          </table:table-cell>
          <table:table-cell table:style-name="High">
            <text:p>?checkin=' AND '1'='1 vs ' AND '1'='2</text:p>
          </table:table-cell>
          <table:table-cell table:style-name="High">
            <text:p>Same results</text:p>
          </table:table-cell>
          <table:table-cell table:style-name="High">
            <text:p>Different results - boolean-based injection works</text:p>
          </table:table-cell>
          <table:table-cell table:style-name="High">
            <text:p>YES</text:p>
          </table:table-cell>
          <table:table-cell table:style-name="High">
            <text:p>Boolean-based SQLi confirmed</text:p>
          </table:table-cell>
          <table:table-cell table:style-name="High">
            <text:p>Implement input validation and parameterized queries</text:p>
          </table:table-cell>
        </table:table-row>
        <table:table-row>
          <table:table-cell table:style-name="High">
            <text:p>Stored XSS - Script Tag</text:p>
          </table:table-cell>
          <table:table-cell table:style-name="High">
            <text:p>Postman/Python</text:p>
          </table:table-cell>
          <table:table-cell table:style-name="High">
            <text:p>firstname: "&lt;script&gt;alert(XSS)&lt;/script&gt;"</text:p>
          </table:table-cell>
          <table:table-cell table:style-name="High">
            <text:p>Payload sanitized</text:p>
          </table:table-cell>
          <table:table-cell table:style-name="High">
            <text:p>Payload stored verbatim in database</text:p>
          </table:table-cell>
          <table:table-cell table:style-name="High">
            <text:p>YES</text:p>
          </table:table-cell>
          <table:table-cell table:style-name="High">
            <text:p>Payload retrieved as-is from GET /booking/:id</text:p>
          </table:table-cell>
          <table:table-cell table:style-name="High">
            <text:p>Implement input sanitization and output encoding</text:p>
          </table:table-cell>
        </table:table-row>
        <table:table-row>
          <table:table-cell table:style-name="High">
            <text:p>Weak Input Validation - Negative Price</text:p>
          </table:table-cell>
          <table:table-cell table:style-name="High">
            <text:p>Postman</text:p>
          </table:table-cell>
          <table:table-cell table:style-name="High">
            <text:p>totalprice: -999</text:p>
          </table:table-cell>
          <table:table-cell table:style-name="High">
            <text:p>Request rejected with 400/422</text:p>
          </table:table-cell>
          <table:table-cell table:style-name="High">
            <text:p>HTTP 200 - booking created with negative price</text:p>
          </table:table-cell>
          <table:table-cell table:style-name="High">
            <text:p>YES</text:p>
          </table:table-cell>
          <table:table-cell table:style-name="High">
            <text:p>Negative price accepted in POST request</text:p>
          </table:table-cell>
          <table:table-cell table:style-name="High">
            <text:p>Add server-side validation for price &gt; 0</text:p>
          </table:table-cell>
        </table:table-row>
        <table:table-row>
          <table:table-cell table:style-name="High">
            <text:p>Information Disclosure</text:p>
          </table:table-cell>
          <table:table-cell table:style-name="High">
            <text:p>curl</text:p>
          </table:table-cell>
          <table:table-cell table:style-name="High">
            <text:p>GET /booking with token</text:p>
          </table:table-cell>
          <table:table-cell table:style-name="High">
            <text:p>Limited data with ownership check</text:p>
          </table:table-cell>
          <table:table-cell table:style-name="High">
            <text:p>Full guest details exposed to all users</text:p>
          </table:table-cell>
          <table:table-cell table:style-name="High">
            <text:p>YES</text:p>
          </table:table-cell>
          <table:table-cell table:style-name="High">
            <text:p>firstname, lastname, prices visible to all</text:p>
          </table:table-cell>
          <table:table-cell table:style-name="High">
            <text:p>Implement data filtering based on user role</text:p>
          </table:table-cell>
        </table:table-row>
        <table:table-row>
          <table:table-cell table:style-name="Clean">
            <text:p>IDOR - Unauthorized Access</text:p>
          </table:table-cell>
          <table:table-cell table:style-name="Clean">
            <text:p>curl</text:p>
          </table:table-cell>
          <table:table-cell table:style-name="Clean">
            <text:p>GET /booking/1 with admin token</text:p>
          </table:table-cell>
          <table:table-cell table:style-name="Clean">
            <text:p>Access denied or forbidden</text:p>
          </table:table-cell>
          <table:table-cell table:style-name="Clean">
            <text:p>HTTP 200 - data accessible</text:p>
          </table:table-cell>
          <table:table-cell table:style-name="Clean">
            <text:p>NO</text:p>
          </table:table-cell>
          <table:table-cell table:style-name="Clean">
            <text:p>Authorization check appears functional</text:p>
          </table:table-cell>
          <table:table-cell table:style-name="Clean">
            <text:p>Continue monitoring</text:p>
          </table:table-cell>
        </table:table-row>
        <table:table-row>
          <table:table-cell table:style-name="Normal">
            <text:p/>
          </table:table-cell>
        </table:table-row>
        <table:table-row>
          <table:table-cell table:style-name="Title">
            <text:p>PRIORITY ACTION ITEMS</text:p>
          </table:table-cell>
        </table:table-row>
        <table:table-row>
          <table:table-cell table:style-name="Header">
            <text:p>Priority</text:p>
          </table:table-cell>
          <table:table-cell table:style-name="Header">
            <text:p>Action Item</text:p>
          </table:table-cell>
          <table:table-cell table:style-name="Header">
            <text:p>Timeline</text:p>
          </table:table-cell>
          <table:table-cell table:style-name="Header">
            <text:p>Owner</text:p>
          </table:table-cell>
          <table:table-cell table:style-name="Header">
            <text:p>Status</text:p>
          </table:table-cell>
          <table:table-cell table:style-name="Header">
            <text:p>Notes</text:p>
          </table:table-cell>
        </table:table-row>
        <table:table-row>
          <table:table-cell table:style-name="Critical">
            <text:p>P0 - CRITICAL</text:p>
          </table:table-cell>
          <table:table-cell table:style-name="Critical">
            <text:p>Fix SQL Injection in checkin/checkout parameters</text:p>
          </table:table-cell>
          <table:table-cell table:style-name="Critical">
            <text:p>24-48 hours</text:p>
          </table:table-cell>
          <table:table-cell table:style-name="Critical">
            <text:p>Backend Team</text:p>
          </table:table-cell>
          <table:table-cell table:style-name="Critical">
            <text:p>NOT STARTED</text:p>
          </table:table-cell>
          <table:table-cell table:style-name="Critical">
            <text:p>Use parameterized queries</text:p>
          </table:table-cell>
        </table:table-row>
        <table:table-row>
          <table:table-cell table:style-name="Critical">
            <text:p>P0 - CRITICAL</text:p>
          </table:table-cell>
          <table:table-cell table:style-name="Critical">
            <text:p>Implement proper authorization checks (IDOR fix)</text:p>
          </table:table-cell>
          <table:table-cell table:style-name="Critical">
            <text:p>24-48 hours</text:p>
          </table:table-cell>
          <table:table-cell table:style-name="Critical">
            <text:p>Backend Team</text:p>
          </table:table-cell>
          <table:table-cell table:style-name="Critical">
            <text:p>NOT STARTED</text:p>
          </table:table-cell>
          <table:table-cell table:style-name="Critical">
            <text:p>Verify data ownership before access</text:p>
          </table:table-cell>
        </table:table-row>
        <table:table-row>
          <table:table-cell table:style-name="High">
            <text:p>P1 - HIGH</text:p>
          </table:table-cell>
          <table:table-cell table:style-name="High">
            <text:p>Implement input sanitization for XSS</text:p>
          </table:table-cell>
          <table:table-cell table:style-name="High">
            <text:p>1 week</text:p>
          </table:table-cell>
          <table:table-cell table:style-name="High">
            <text:p>Backend Team</text:p>
          </table:table-cell>
          <table:table-cell table:style-name="High">
            <text:p>NOT STARTED</text:p>
          </table:table-cell>
          <table:table-cell table:style-name="High">
            <text:p>Sanitize firstname, lastname, additionalneeds</text:p>
          </table:table-cell>
        </table:table-row>
        <table:table-row>
          <table:table-cell table:style-name="High">
            <text:p>P1 - HIGH</text:p>
          </table:table-cell>
          <table:table-cell table:style-name="High">
            <text:p>Add input validation (prices, dates)</text:p>
          </table:table-cell>
          <table:table-cell table:style-name="High">
            <text:p>1 week</text:p>
          </table:table-cell>
          <table:table-cell table:style-name="High">
            <text:p>Backend Team</text:p>
          </table:table-cell>
          <table:table-cell table:style-name="High">
            <text:p>NOT STARTED</text:p>
          </table:table-cell>
          <table:table-cell table:style-name="High">
            <text:p>Reject invalid values server-side</text:p>
          </table:table-cell>
        </table:table-row>
        <table:table-row>
          <table:table-cell table:style-name="Medium">
            <text:p>P2 - MEDIUM</text:p>
          </table:table-cell>
          <table:table-cell table:style-name="Medium">
            <text:p>Implement data filtering/redaction</text:p>
          </table:table-cell>
          <table:table-cell table:style-name="Medium">
            <text:p>2 weeks</text:p>
          </table:table-cell>
          <table:table-cell table:style-name="Medium">
            <text:p>Backend Team</text:p>
          </table:table-cell>
          <table:table-cell table:style-name="Medium">
            <text:p>NOT STARTED</text:p>
          </table:table-cell>
          <table:table-cell table:style-name="Medium">
            <text:p>Hide sensitive info from unauthorized user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